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5_07-51-15_000.jpg</text:p>
          </table:table-cell>
          <table:table-cell table:style-name="ce13" office:value-type="string">
            <text:p>:m 東和 PHOTO / 200124f / 津田山駅 / 下作延六丁目計画 / １名 / 国際電工（末松組） / 出発時間</text:p>
          </table:table-cell>
          <table:table-cell table:style-name="ce3"/>
          <table:table-cell table:style-name="ce3"/>
          <table:table-cell table:style-name="ce3" office:value-type="string">
            <text:p>N-35-35-29.01 E-139-34-49.32</text:p>
          </table:table-cell>
          <table:table-cell table:style-name="ce30" table:formula="of:=IF([.E2]=&quot;&quot;;[.C2];CONCATENATE([.C2];&quot; / &quot;;[.E2]))" office:value-type="string" office:string-value=":m 東和 PHOTO / 200124f / 津田山駅 / 下作延六丁目計画 / １名 / 国際電工（末松組） / 出発時間">
            <text:p>:m 東和 PHOTO / 200124f / 津田山駅 / 下作延六丁目計画 / １名 / 国際電工（末松組） / 出発時間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5_08-05-28_000.jpg</text:p>
          </table:table-cell>
          <table:table-cell table:style-name="ce16" office:value-type="string">
            <text:p>:m :lets / action activity / やること（学ぶもの） / 宗教；医学；他</text:p>
          </table:table-cell>
          <table:table-cell table:style-name="ce3"/>
          <table:table-cell table:style-name="ce3"/>
          <table:table-cell table:style-name="ce3" office:value-type="string">
            <text:p>N-35-35-28.83 E-139-34-49.27</text:p>
          </table:table-cell>
          <table:table-cell table:style-name="ce30" table:formula="of:=IF([.E3]=&quot;&quot;;[.C3];CONCATENATE([.C3];&quot; / &quot;;[.E3]))" office:value-type="string" office:string-value=":m :lets / action activity / やること（学ぶもの） / 宗教；医学；他">
            <text:p>:m :lets / action activity / やること（学ぶもの） / 宗教；医学；他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5_10-28-26_000.jpg</text:p>
          </table:table-cell>
          <table:table-cell table:style-name="ce16" office:value-type="string">
            <text:p>:m 食べた物　間食 / 味噌スープ</text:p>
          </table:table-cell>
          <table:table-cell table:style-name="ce29"/>
          <table:table-cell table:style-name="ce3"/>
          <table:table-cell table:style-name="ce3" office:value-type="string">
            <text:p>N-35-35-28.49 E-139-34-49.27</text:p>
          </table:table-cell>
          <table:table-cell table:style-name="ce30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5_10-40-14_000.png</text:p>
          </table:table-cell>
          <table:table-cell table:style-name="ce16" office:value-type="string">
            <text:p>:m music / gt / score-compi / eigen / et-12</text:p>
          </table:table-cell>
          <table:table-cell table:style-name="ce21"/>
          <table:table-cell table:style-name="ce3"/>
          <table:table-cell table:style-name="ce3"/>
          <table:table-cell table:style-name="ce30" table:formula="of:=IF([.E5]=&quot;&quot;;[.C5];CONCATENATE([.C5];&quot; / &quot;;[.E5]))" office:value-type="string" office:string-value=":m music / gt / score-compi / eigen / et-12">
            <text:p>:m music / gt / score-compi / eigen / et-1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5_12-05-52_000.jpg</text:p>
          </table:table-cell>
          <table:table-cell table:style-name="ce16" office:value-type="string">
            <text:p>:m 1-2*4 RES / 245 / 『古典場から量子場への道』　高橋康 / p.123</text:p>
          </table:table-cell>
          <table:table-cell table:style-name="ce21"/>
          <table:table-cell table:style-name="ce3"/>
          <table:table-cell table:style-name="ce3" office:value-type="string">
            <text:p>N-35-35-28.26 E-139-34-49.11</text:p>
          </table:table-cell>
          <table:table-cell table:style-name="ce30" table:formula="of:=IF([.E6]=&quot;&quot;;[.C6];CONCATENATE([.C6];&quot; / &quot;;[.E6]))" office:value-type="string" office:string-value=":m 1-2*4 RES / 245 / 『古典場から量子場への道』　高橋康 / p.123">
            <text:p>:m 1-2*4 RES / 245 / 『古典場から量子場への道』　高橋康 / p.123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5_12-06-32_000.jpg</text:p>
          </table:table-cell>
          <table:table-cell table:style-name="ce16" office:value-type="string">
            <text:p>:m 3-4*4 RES / 245 / 『古典場から量子場への道』　高橋康 / p.123</text:p>
          </table:table-cell>
          <table:table-cell table:style-name="ce13"/>
          <table:table-cell table:style-name="ce3"/>
          <table:table-cell table:style-name="ce3" office:value-type="string">
            <text:p>N-35-35-28.6 E-139-34-49.27</text:p>
          </table:table-cell>
          <table:table-cell table:style-name="ce30" table:formula="of:=IF([.E7]=&quot;&quot;;[.C7];CONCATENATE([.C7];&quot; / &quot;;[.E7]))" office:value-type="string" office:string-value=":m 3-4*4 RES / 245 / 『古典場から量子場への道』　高橋康 / p.123">
            <text:p>:m 3-4*4 RES / 245 / 『古典場から量子場への道』　高橋康 / p.123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5_12-24-03_000.jpg</text:p>
          </table:table-cell>
          <table:table-cell table:style-name="ce16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38 E-139-34-49.87</text:p>
          </table:table-cell>
          <table:table-cell table:style-name="ce30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5_18-58-48_000.jpg</text:p>
          </table:table-cell>
          <table:table-cell table:style-name="ce16" office:value-type="string">
            <text:p>:m music / log / gt / || s.1:f-102,patt,patt-3(1):m-1.n,score+,ch.A;D,t.55,file=2020-0124-1,R=1 || s.2:et-12,r,patt-1,section=CODA,score+,ref=2019-1216,R=~ || s.3:f-102,r,patt-3(1),score~ || s.4:et-6,r,patt-29(1)-1,t.85,score+ || s.5:et-6,patt,patt-29(2)-1.n,t.85,score~,t.85,R=2 || s.6:et-6,patt,patt-29(3)-1.n,t.85,score~,t.85,R=3 / N+</text:p>
          </table:table-cell>
          <table:table-cell table:style-name="ce14"/>
          <table:table-cell table:style-name="ce3"/>
          <table:table-cell table:style-name="ce3" office:value-type="string">
            <text:p>N-35-35-28.75 E-139-34-49.27</text:p>
          </table:table-cell>
          <table:table-cell table:style-name="ce30" table:formula="of:=IF([.E9]=&quot;&quot;;[.C9];CONCATENATE([.C9];&quot; / &quot;;[.E9]))" office:value-type="string" office:string-value=":m music / log / gt / || s.1:f-102,patt,patt-3(1):m-1.n,score+,ch.A;D,t.55,file=2020-0124-1,R=1 || s.2:et-12,r,patt-1,section=CODA,score+,ref=2019-1216,R=~ || s.3:f-102,r,patt-3(1),score~ || s.4:et-6,r,patt-29(1)-1,t.85,score+ || s.5:et-6,patt,patt-29(2)-1.n,t.85,score~,t.85,R=2 || s.6:et-6,patt,patt-29(3)-1.n,t.85,score~,t.85,R=3 / N+">
            <text:p>:m music / log / gt / || s.1:f-102,patt,patt-3(1):m-1.n,score+,ch.A;D,t.55,file=2020-0124-1,R=1 || s.2:et-12,r,patt-1,section=CODA,score+,ref=2019-1216,R=~ || s.3:f-102,r,patt-3(1),score~ || s.4:et-6,r,patt-29(1)-1,t.85,score+ || s.5:et-6,patt,patt-29(2)-1.n,t.85,score~,t.85,R=2 || s.6:et-6,patt,patt-29(3)-1.n,t.85,score~,t.85,R=3 / N+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25_20-49-34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42 E-139-34-49.87</text:p>
          </table:table-cell>
          <table:table-cell table:style-name="ce30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6_01-15-40_000.jpg</text:p>
          </table:table-cell>
          <table:table-cell table:style-name="ce15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63 E-139-34-49.38</text:p>
          </table:table-cell>
          <table:table-cell table:style-name="ce30" table:formula="of:=IF([.E11]=&quot;&quot;;[.C11];CONCATENATE([.C11];&quot; / &quot;;[.E11]))" office:value-type="string" office:string-value=":m :PHOTO 寝た時刻 / 2019">
            <text:p>:m :PHOTO 寝た時刻 / 2019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6_10-25-14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48 E-139-34-49.16</text:p>
          </table:table-cell>
          <table:table-cell table:style-name="ce30" table:formula="of:=IF([.E12]=&quot;&quot;;[.C12];CONCATENATE([.C12];&quot; / &quot;;[.E12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26_11-26-33_000.jpg</text:p>
          </table:table-cell>
          <table:table-cell table:style-name="ce16" office:value-type="string">
            <text:p>:m other / research 調べ物 / ビデオニュース、イラン、ソレイマニ暗殺、解説事項について</text:p>
          </table:table-cell>
          <table:table-cell table:style-name="ce16"/>
          <table:table-cell table:style-name="ce3"/>
          <table:table-cell table:style-name="ce3" office:value-type="string">
            <text:p>N-35-35-28.55 E-139-34-49.32</text:p>
          </table:table-cell>
          <table:table-cell table:style-name="ce30" table:formula="of:=IF([.E13]=&quot;&quot;;[.C13];CONCATENATE([.C13];&quot; / &quot;;[.E13]))" office:value-type="string" office:string-value=":m other / research 調べ物 / ビデオニュース、イラン、ソレイマニ暗殺、解説事項について">
            <text:p>:m other / research 調べ物 / ビデオニュース、イラン、ソレイマニ暗殺、解説事項について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09_10-01-15.m4a</text:p>
          </table:table-cell>
          <table:table-cell table:style-name="ce6" office:value-type="string">
            <text:p>:VOICE-MEMO / @自宅 / diary / 考え / 子供に「ありがとう」と言ってあげることができない；自らも、やってもらったことがない；悲しみが蘇ってしまう / memo-id=E8UO</text:p>
          </table:table-cell>
          <table:table-cell table:style-name="ce21"/>
          <table:table-cell table:style-name="ce3"/>
          <table:table-cell table:style-name="ce3"/>
          <table:table-cell table:style-name="ce30" table:formula="of:=IF([.E14]=&quot;&quot;;[.C14];CONCATENATE([.C14];&quot; / &quot;;[.E14]))" office:value-type="string" office:string-value=":VOICE-MEMO / @自宅 / diary / 考え / 子供に「ありがとう」と言ってあげることができない；自らも、やってもらったことがない；悲しみが蘇ってしまう / memo-id=E8UO">
            <text:p>:VOICE-MEMO / @自宅 / diary / 考え / 子供に「ありがとう」と言ってあげることができない；自らも、やってもらったことがない；悲しみが蘇ってしまう / memo-id=E8UO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09_10-02-52.m4a</text:p>
          </table:table-cell>
          <table:table-cell table:style-name="ce6" office:value-type="string">
            <text:p>:VOICE-MEMO / @自宅 / diary / 考え / 自分の子供が「しっかり」していることを、自分の存在証明にしてしまっている / memo-id=E8UO</text:p>
          </table:table-cell>
          <table:table-cell table:style-name="ce14"/>
          <table:table-cell table:style-name="ce3"/>
          <table:table-cell table:style-name="ce3"/>
          <table:table-cell table:style-name="ce30" table:formula="of:=IF([.E15]=&quot;&quot;;[.C15];CONCATENATE([.C15];&quot; / &quot;;[.E15]))" office:value-type="string" office:string-value=":VOICE-MEMO / @自宅 / diary / 考え / 自分の子供が「しっかり」していることを、自分の存在証明にしてしまっている / memo-id=E8UO">
            <text:p>:VOICE-MEMO / @自宅 / diary / 考え / 自分の子供が「しっかり」していることを、自分の存在証明にしてしまっている / memo-id=E8UO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09_10-05-27.m4a</text:p>
          </table:table-cell>
          <table:table-cell table:style-name="ce6" office:value-type="string">
            <text:p>:VOICE-MEMO / @自宅 / diary / 考え / そういう親の下にいるとき；親をバイパスする；対策の一つ / memo-id=E8UO</text:p>
          </table:table-cell>
          <table:table-cell table:style-name="ce15"/>
          <table:table-cell table:style-name="ce3"/>
          <table:table-cell table:style-name="ce3"/>
          <table:table-cell table:style-name="ce30" table:formula="of:=IF([.E16]=&quot;&quot;;[.C16];CONCATENATE([.C16];&quot; / &quot;;[.E16]))" office:value-type="string" office:string-value=":VOICE-MEMO / @自宅 / diary / 考え / そういう親の下にいるとき；親をバイパスする；対策の一つ / memo-id=E8UO">
            <text:p>:VOICE-MEMO / @自宅 / diary / 考え / そういう親の下にいるとき；親をバイパスする；対策の一つ / memo-id=E8UO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09_12-59-11.m4a</text:p>
          </table:table-cell>
          <table:table-cell table:style-name="ce6" office:value-type="string">
            <text:p>:VOICE-MEMO / @自宅 / diary / 考え / 私は死んだ方がいいのかも知れない；死ぬとしたらこれをやっておきたい、そういうものがあるだろうか？；「これをやらないのは、もったいないんじゃないか？」というものは？</text:p>
          </table:table-cell>
          <table:table-cell table:style-name="ce16"/>
          <table:table-cell table:style-name="ce3"/>
          <table:table-cell table:style-name="ce3"/>
          <table:table-cell table:style-name="ce30" table:formula="of:=IF([.E17]=&quot;&quot;;[.C17];CONCATENATE([.C17];&quot; / &quot;;[.E17]))" office:value-type="string" office:string-value=":VOICE-MEMO / @自宅 / diary / 考え / 私は死んだ方がいいのかも知れない；死ぬとしたらこれをやっておきたい、そういうものがあるだろうか？；「これをやらないのは、もったいないんじゃないか？」というものは？">
            <text:p>:VOICE-MEMO / @自宅 / diary / 考え / 私は死んだ方がいいのかも知れない；死ぬとしたらこれをやっておきたい、そういうものがあるだろうか？；「これをやらないのは、もったいないんじゃないか？」というものは？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09_18-24-48.m4a</text:p>
          </table:table-cell>
          <table:table-cell table:style-name="ce6" office:value-type="string">
            <text:p>-*</text:p>
          </table:table-cell>
          <table:table-cell table:style-name="ce13"/>
          <table:table-cell table:style-name="ce3"/>
          <table:table-cell table:style-name="ce3"/>
          <table:table-cell table:style-name="ce30" table:formula="of:=IF([.E18]=&quot;&quot;;[.C18];CONCATENATE([.C18];&quot; / &quot;;[.E18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10_08-22-2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19]=&quot;&quot;;[.C19];CONCATENATE([.C19];&quot; / &quot;;[.E19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6-12_19-14-53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0]=&quot;&quot;;[.C20];CONCATENATE([.C20];&quot; / &quot;;[.E20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6-13_07-08-33.m4a</text:p>
          </table:table-cell>
          <table:table-cell table:style-name="ce6" office:value-type="string">
            <text:p>-*</text:p>
          </table:table-cell>
          <table:table-cell table:style-name="ce21"/>
          <table:table-cell table:style-name="ce3"/>
          <table:table-cell table:style-name="ce3"/>
          <table:table-cell table:style-name="ce30" table:formula="of:=IF([.E21]=&quot;&quot;;[.C21];CONCATENATE([.C21];&quot; / &quot;;[.E21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6-13_07-14-06.m4a</text:p>
          </table:table-cell>
          <table:table-cell table:style-name="ce6" office:value-type="string">
            <text:p>-*</text:p>
          </table:table-cell>
          <table:table-cell table:style-name="ce21"/>
          <table:table-cell table:style-name="ce3"/>
          <table:table-cell table:style-name="ce3"/>
          <table:table-cell table:style-name="ce30" table:formula="of:=IF([.E22]=&quot;&quot;;[.C22];CONCATENATE([.C22];&quot; / &quot;;[.E22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6-13_09-17-50.m4a</text:p>
          </table:table-cell>
          <table:table-cell table:style-name="ce6" office:value-type="string">
            <text:p>-*</text:p>
          </table:table-cell>
          <table:table-cell table:style-name="ce13"/>
          <table:table-cell table:style-name="ce3"/>
          <table:table-cell table:style-name="ce3"/>
          <table:table-cell table:style-name="ce30" table:formula="of:=IF([.E23]=&quot;&quot;;[.C23];CONCATENATE([.C23];&quot; / &quot;;[.E23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6-13_18-52-2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25_18-04-18_000.mov</text:p>
          </table:table-cell>
          <table:table-cell table:style-name="ce6" office:value-type="string">
            <text:p>:VIDEO / @自宅 / メモ / guitar,gt / 演奏、play / g-2020-0125-1 / f-102,patt,patt-3(1):m-1.n,score+,ch.A;D,t.55,file=2020-0124-1,R=1</text:p>
          </table:table-cell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string" office:string-value=":VIDEO / @自宅 / メモ / guitar,gt / 演奏、play / g-2020-0125-1 / f-102,patt,patt-3(1):m-1.n,score+,ch.A;D,t.55,file=2020-0124-1,R=1">
            <text:p>:VIDEO / @自宅 / メモ / guitar,gt / 演奏、play / g-2020-0125-1 / f-102,patt,patt-3(1):m-1.n,score+,ch.A;D,t.55,file=2020-0124-1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25_18-41-58_000.mov</text:p>
          </table:table-cell>
          <table:table-cell table:style-name="ce6" office:value-type="string">
            <text:p>:VIDEO / @自宅 / メモ / guitar,gt / 演奏、play / g-2020-0125-2 / et-6,patt,patt-29(2)-1.n,t.85,score~,t.85,R=2</text:p>
          </table:table-cell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string" office:string-value=":VIDEO / @自宅 / メモ / guitar,gt / 演奏、play / g-2020-0125-2 / et-6,patt,patt-29(2)-1.n,t.85,score~,t.85,R=2">
            <text:p>:VIDEO / @自宅 / メモ / guitar,gt / 演奏、play / g-2020-0125-2 / et-6,patt,patt-29(2)-1.n,t.85,score~,t.85,R=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25_18-47-25_000.mov</text:p>
          </table:table-cell>
          <table:table-cell table:style-name="ce6" office:value-type="string">
            <text:p>:VIDEO / @自宅 / メモ / guitar,gt / 演奏、play / g-2020-0125-3 / et-6,patt,patt-29(3)-1.n,t.85,score~,t.85,R=3</text:p>
          </table:table-cell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string" office:string-value=":VIDEO / @自宅 / メモ / guitar,gt / 演奏、play / g-2020-0125-3 / et-6,patt,patt-29(3)-1.n,t.85,score~,t.85,R=3">
            <text:p>:VIDEO / @自宅 / メモ / guitar,gt / 演奏、play / g-2020-0125-3 / et-6,patt,patt-29(3)-1.n,t.85,score~,t.85,R=3</text:p>
          </table:table-cell>
          <table:table-cell table:style-name="ce31" table:number-columns-repeated="2"/>
          <table:table-cell table:number-columns-repeated="1015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2020-01-26_11-08-34_000.mov</text:p>
          </table:table-cell>
          <table:table-cell table:style-name="ce20" office:value-type="string">
            <text:p>:VIDEO / @自宅 / 体操 / 朝 / 練功 / tips / 深呼吸；丹田周りの筋肉が収縮する；骨盤の内側の空間も</text:p>
          </table:table-cell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string" office:string-value=":VIDEO / @自宅 / 体操 / 朝 / 練功 / tips / 深呼吸；丹田周りの筋肉が収縮する；骨盤の内側の空間も">
            <text:p>:VIDEO / @自宅 / 体操 / 朝 / 練功 / tips / 深呼吸；丹田周りの筋肉が収縮する；骨盤の内側の空間も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4"/>
          <table:table-cell table:style-name="ce3"/>
          <table:table-cell table:style-name="ce3"/>
          <table:table-cell table:style-name="ce30" table:formula="of:=IF([.E30]=&quot;&quot;;[.C30];CONCATENATE([.C30];&quot; / &quot;;[.E3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0" table:formula="of:=IF([.E31]=&quot;&quot;;[.C31];CONCATENATE([.C31];&quot; / &quot;;[.E3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0" table:formula="of:=IF([.E32]=&quot;&quot;;[.C32];CONCATENATE([.C32];&quot; / &quot;;[.E3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39">
            <text:p>3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8">
            <text:p>28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8">
            <text:p>28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28];&quot;-\*&quot;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6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5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28];[.B286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28];[.B28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 table:number-rows-repeated="255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7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020/01/26</text:date>, <text:time>14:22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26T14:22:18.52</dc:date>
    <dc:creator>iwabuchi ken</dc:creator>
    <meta:editing-duration>P16DT17H25M5S</meta:editing-duration>
    <meta:editing-cycles>6613</meta:editing-cycles>
    <meta:document-statistic meta:table-count="1" meta:cell-count="770" meta:object-count="0"/>
  </office:meta>
</office:document-meta>
</file>